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 fo:text-align="start" style:justify-single-word="false" style:writing-mode="lr-tb"/>
    </style:style>
    <style:style style:name="P2" style:family="paragraph" style:parent-style-name="Standard" style:master-page-name="Standard">
      <style:paragraph-properties style:line-height-at-least="0.503cm" fo:text-align="start" style:justify-single-word="false" style:page-number="auto"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ink: - <text:span text:style-name="Internet_20_link">https://www.linkedin.com/in/amandeep-singh-5a4770168/</text:span></text:p>
      <text:p text:style-name="P1"/>
      <text:p text:style-name="P1">Username: - <text:s/>amandeep-singh-5a4770168</text:p>
      <text:p text:style-name="P1"/>
      <text:p text:style-name="P1">Image URL: - <text:span text:style-name="Internet_20_link">https://www.ft.com/__origami/service/image/v2/images/raw/ftcms%3A4c560235-e5b4-48a9-966d-1c859a508142?source=next-article&amp;fit=scale-down&amp;quality=highest&amp;width=700&amp;dpr=1</text:span></text:p>
      <text:p text:style-name="P1"/>
      <text:p text:style-name="P1">Block Chain:-</text:p>
      <text:p text:style-name="P1"/>
      <text:p text:style-name="P1">Address1: 1A8JiWcwvpY7tAopUkSnGuEYHmzGYfZPiq</text:p>
      <text:p text:style-name="P1">Address2: 1MDUoxL1bGvMxhuoDYx6i11ePytECAk9QK</text:p>
      <text:p text:style-name="P1">Hash: b6f6991d03df0e2e04dafffcd6bc418aac66049e2cd74b80f14ac86db1e3f0da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IN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en" fo:country="IN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n" fo:country="IN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Noto Sans Mono CJK SC" style:font-family-asian="'Noto Sans Mono CJK SC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05T09:50:59</meta:creation-date>
    <dc:language>en-IN</dc:language>
    <dc:date>2024-01-11T11:36:29</dc:date>
    <meta:editing-cycles>2</meta:editing-cycles>
    <meta:editing-duration>PT1H59M</meta:editing-duration>
    <meta:generator>LibreOffice/6.4.7.2$Linux_X86_64 LibreOffice_project/40$Build-2</meta:generator>
    <meta:document-statistic meta:table-count="0" meta:image-count="0" meta:object-count="0" meta:page-count="1" meta:paragraph-count="7" meta:word-count="18" meta:character-count="450" meta:non-whitespace-character-count="438"/>
  </office:meta>
</office:document-meta>
</file>